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913c" officeooo:paragraph-rsid="000d913c"/>
    </style:style>
    <style:style style:name="P2" style:family="paragraph" style:parent-style-name="Standard">
      <style:text-properties officeooo:rsid="000ee089" officeooo:paragraph-rsid="000ee089"/>
    </style:style>
    <style:style style:name="P3" style:family="paragraph" style:parent-style-name="Standard">
      <style:text-properties officeooo:rsid="001005d0" officeooo:paragraph-rsid="001005d0"/>
    </style:style>
    <style:style style:name="P4" style:family="paragraph" style:parent-style-name="Standard">
      <style:text-properties officeooo:rsid="0013abae" officeooo:paragraph-rsid="0013abae"/>
    </style:style>
    <style:style style:name="P5" style:family="paragraph" style:parent-style-name="Standard">
      <style:text-properties officeooo:rsid="00174218" officeooo:paragraph-rsid="00174218"/>
    </style:style>
    <style:style style:name="P6" style:family="paragraph" style:parent-style-name="Standard">
      <style:text-properties officeooo:rsid="0017fbfb" officeooo:paragraph-rsid="0017fbfb"/>
    </style:style>
    <style:style style:name="P7" style:family="paragraph" style:parent-style-name="Standard">
      <style:text-properties officeooo:rsid="0018d721" officeooo:paragraph-rsid="0018d721"/>
    </style:style>
    <style:style style:name="T1" style:family="text">
      <style:text-properties officeooo:rsid="0011e2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nhang Abbildunge getrennt numerieren</text:p>
      <text:p text:style-name="P2"/>
      <text:p text:style-name="P3">Wie Anhang zititeren, siehe 2.3 Kinetik <text:span text:style-name="T1">seite 6</text:span></text:p>
      <text:p text:style-name="P3"/>
      <text:p text:style-name="P4">ab 3 Autoren u a im Text</text:p>
      <text:p text:style-name="P4"/>
      <text:p text:style-name="P5">in text entweder ein name und u.a (cavagna!!!9 oder Name und Name</text:p>
      <text:p text:style-name="P5"/>
      <text:p text:style-name="P5"/>
      <text:p text:style-name="P5"/>
      <text:p text:style-name="P5"/>
      <text:p text:style-name="P6">Quellenverzeichnis:</text:p>
      <text:p text:style-name="P6"/>
      <text:p text:style-name="P6">namen fettgedruckt und in kapitälchen</text:p>
      <text:p text:style-name="P6">zwischen Namen semikilons</text:p>
      <text:p text:style-name="P7">Immer erst Nachname, Vorname!!</text:p>
      <text:p text:style-name="P6"/>
      <text:p text:style-name="P6">jahreszahl fettgedruckt</text:p>
      <text:p text:style-name="P6">hinter jahreszahl Doppelpunkt</text:p>
      <text:p text:style-name="P6"/>
      <text:p text:style-name="P6">Titel normal, dnach Komma</text:p>
      <text:p text:style-name="P6"/>
      <text:p text:style-name="P6">Journal normal, danach Komma</text:p>
      <text:p text:style-name="P6"/>
      <text:p text:style-name="P6">Ausgabe normal, danach Doppelunkt, keine Unternummer!!</text:p>
      <text:p text:style-name="P6"/>
      <text:p text:style-name="P6">Seitezahl ohne S. Davor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8:34:39.651424380</meta:creation-date>
    <dc:date>2017-02-06T13:24:31.195472282</dc:date>
    <meta:editing-duration>PT2H39M37S</meta:editing-duration>
    <meta:editing-cycles>10</meta:editing-cycles>
    <meta:generator>LibreOffice/5.2.5.1$Linux_X86_64 LibreOffice_project/20$Build-1</meta:generator>
    <meta:document-statistic meta:table-count="0" meta:image-count="0" meta:object-count="0" meta:page-count="1" meta:paragraph-count="14" meta:word-count="67" meta:character-count="468" meta:non-whitespace-character-count="415"/>
  </office:meta>
</office:document-meta>
</file>